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86pt"/>
    </style:style>
    <style:style style:name="co3" style:family="table-column">
      <style:table-column-properties fo:break-before="auto" style:column-width="69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3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row table:style-name="ro1">
          <table:table-cell table:style-name="Default" office:value-type="string" calcext:value-type="string">
            <text:p>Speed</text:p>
          </table:table-cell>
          <table:table-cell table:style-name="Default" office:value-type="string" calcext:value-type="string">
            <text:p>Distance covers</text:p>
          </table:table-cell>
          <table:table-cell table:style-name="Default" office:value-type="string" calcext:value-type="string">
            <text:p>With Boost</text:p>
          </table:table-cell>
          <table:table-cell table:style-name="Default"/>
          <table:table-cell table:style-name="Default" office:value-type="string" calcext:value-type="string">
            <text:p>Boosting once acceleated</text:p>
          </table:table-cell>
          <table:table-cell table:style-name="Default"/>
        </table:table-row>
        <table:table-row table:style-name="ro1">
          <table:table-cell office:value-type="float" office:value="0" calcext:value-type="float">
            <text:p>0.0</text:p>
          </table:table-cell>
          <table:table-cell/>
          <table:table-cell office:value-type="float" office:value="650" calcext:value-type="float">
            <text:p>650.0</text:p>
          </table:table-cell>
          <table:table-cell/>
          <table:table-cell office:value-type="float" office:value="1150" calcext:value-type="float">
            <text:p>1150.0</text:p>
          </table:table-cell>
          <table:table-cell/>
        </table:table-row>
        <table:table-row table:style-name="ro1">
          <table:table-cell table:formula="of:=[.A2] *0.85 + 100" office:value-type="float" office:value="100" calcext:value-type="float">
            <text:p>100.0</text:p>
          </table:table-cell>
          <table:table-cell table:formula="of:=SUM([.A$2:.A3])" office:value-type="float" office:value="100" calcext:value-type="float">
            <text:p>100.0</text:p>
          </table:table-cell>
          <table:table-cell table:formula="of:=[.C2] *0.85 + 100" office:value-type="float" office:value="652.5" calcext:value-type="float">
            <text:p>652.5</text:p>
          </table:table-cell>
          <table:table-cell table:formula="of:=SUM([.C$2:.C3])" office:value-type="float" office:value="1302.5" calcext:value-type="float">
            <text:p>1302.5</text:p>
          </table:table-cell>
          <table:table-cell table:formula="of:=[.E2] *0.85 + 100" office:value-type="float" office:value="1077.5" calcext:value-type="float">
            <text:p>1077.5</text:p>
          </table:table-cell>
          <table:table-cell table:formula="of:=SUM([.E$2:.E3])" office:value-type="float" office:value="2227.5" calcext:value-type="float">
            <text:p>2227.5</text:p>
          </table:table-cell>
        </table:table-row>
        <table:table-row table:style-name="ro1">
          <table:table-cell table:formula="of:=[.A3] *0.85 + 100" office:value-type="float" office:value="185" calcext:value-type="float">
            <text:p>185.0</text:p>
          </table:table-cell>
          <table:table-cell table:formula="of:=SUM([.A$2:.A4])" office:value-type="float" office:value="285" calcext:value-type="float">
            <text:p>285.0</text:p>
          </table:table-cell>
          <table:table-cell table:formula="of:=[.C3] *0.85 + 100" office:value-type="float" office:value="654.625" calcext:value-type="float">
            <text:p>654.6</text:p>
          </table:table-cell>
          <table:table-cell table:formula="of:=SUM([.C$2:.C4])" office:value-type="float" office:value="1957.125" calcext:value-type="float">
            <text:p>1957.1</text:p>
          </table:table-cell>
          <table:table-cell table:formula="of:=[.E3] *0.85 + 100" office:value-type="float" office:value="1015.875" calcext:value-type="float">
            <text:p>1015.9</text:p>
          </table:table-cell>
          <table:table-cell table:formula="of:=SUM([.E$2:.E4])" office:value-type="float" office:value="3243.375" calcext:value-type="float">
            <text:p>3243.4</text:p>
          </table:table-cell>
        </table:table-row>
        <table:table-row table:style-name="ro1">
          <table:table-cell table:formula="of:=[.A4] *0.85 + 100" office:value-type="float" office:value="257.25" calcext:value-type="float">
            <text:p>257.3</text:p>
          </table:table-cell>
          <table:table-cell table:formula="of:=SUM([.A$2:.A5])" office:value-type="float" office:value="542.25" calcext:value-type="float">
            <text:p>542.3</text:p>
          </table:table-cell>
          <table:table-cell table:formula="of:=[.C4] *0.85 + 100" office:value-type="float" office:value="656.43125" calcext:value-type="float">
            <text:p>656.4</text:p>
          </table:table-cell>
          <table:table-cell table:formula="of:=SUM([.C$2:.C5])" office:value-type="float" office:value="2613.55625" calcext:value-type="float">
            <text:p>2613.6</text:p>
          </table:table-cell>
          <table:table-cell table:formula="of:=[.E4] *0.85 + 100" office:value-type="float" office:value="963.49375" calcext:value-type="float">
            <text:p>963.5</text:p>
          </table:table-cell>
          <table:table-cell table:formula="of:=SUM([.E$2:.E5])" office:value-type="float" office:value="4206.86875" calcext:value-type="float">
            <text:p>4206.9</text:p>
          </table:table-cell>
        </table:table-row>
        <table:table-row table:style-name="ro1">
          <table:table-cell table:formula="of:=[.A5] *0.85 + 100" office:value-type="float" office:value="318.6625" calcext:value-type="float">
            <text:p>318.7</text:p>
          </table:table-cell>
          <table:table-cell table:formula="of:=SUM([.A$2:.A6])" office:value-type="float" office:value="860.9125" calcext:value-type="float">
            <text:p>860.9</text:p>
          </table:table-cell>
          <table:table-cell table:formula="of:=[.C5] *0.85 + 100" office:value-type="float" office:value="657.9665625" calcext:value-type="float">
            <text:p>658.0</text:p>
          </table:table-cell>
          <table:table-cell table:formula="of:=SUM([.C$2:.C6])" office:value-type="float" office:value="3271.5228125" calcext:value-type="float">
            <text:p>3271.5</text:p>
          </table:table-cell>
          <table:table-cell table:formula="of:=[.E5] *0.85 + 100" office:value-type="float" office:value="918.9696875" calcext:value-type="float">
            <text:p>919.0</text:p>
          </table:table-cell>
          <table:table-cell table:formula="of:=SUM([.E$2:.E6])" office:value-type="float" office:value="5125.8384375" calcext:value-type="float">
            <text:p>5125.8</text:p>
          </table:table-cell>
        </table:table-row>
        <table:table-row table:style-name="ro1">
          <table:table-cell table:formula="of:=[.A6] *0.85 + 100" office:value-type="float" office:value="370.863125" calcext:value-type="float">
            <text:p>370.9</text:p>
          </table:table-cell>
          <table:table-cell table:formula="of:=SUM([.A$2:.A7])" office:value-type="float" office:value="1231.775625" calcext:value-type="float">
            <text:p>1231.8</text:p>
          </table:table-cell>
          <table:table-cell table:formula="of:=[.C6] *0.85 + 100" office:value-type="float" office:value="659.271578125" calcext:value-type="float">
            <text:p>659.3</text:p>
          </table:table-cell>
          <table:table-cell table:formula="of:=SUM([.C$2:.C7])" office:value-type="float" office:value="3930.794390625" calcext:value-type="float">
            <text:p>3930.8</text:p>
          </table:table-cell>
          <table:table-cell table:formula="of:=[.E6] *0.85 + 100" office:value-type="float" office:value="881.124234375" calcext:value-type="float">
            <text:p>881.1</text:p>
          </table:table-cell>
          <table:table-cell table:formula="of:=SUM([.E$2:.E7])" office:value-type="float" office:value="6006.962671875" calcext:value-type="float">
            <text:p>6007.0</text:p>
          </table:table-cell>
        </table:table-row>
        <table:table-row table:style-name="ro1">
          <table:table-cell table:formula="of:=[.A7] *0.85 + 100" office:value-type="float" office:value="415.23365625" calcext:value-type="float">
            <text:p>415.2</text:p>
          </table:table-cell>
          <table:table-cell table:formula="of:=SUM([.A$2:.A8])" office:value-type="float" office:value="1647.00928125" calcext:value-type="float">
            <text:p>1647.0</text:p>
          </table:table-cell>
          <table:table-cell table:formula="of:=[.C7] *0.85 + 100" office:value-type="float" office:value="660.38084140625" calcext:value-type="float">
            <text:p>660.4</text:p>
          </table:table-cell>
          <table:table-cell table:formula="of:=SUM([.C$2:.C8])" office:value-type="float" office:value="4591.17523203125" calcext:value-type="float">
            <text:p>4591.2</text:p>
          </table:table-cell>
          <table:table-cell table:formula="of:=[.E7] *0.85 + 100" office:value-type="float" office:value="848.95559921875" calcext:value-type="float">
            <text:p>849.0</text:p>
          </table:table-cell>
          <table:table-cell table:formula="of:=SUM([.E$2:.E8])" office:value-type="float" office:value="6855.91827109375" calcext:value-type="float">
            <text:p>6855.9</text:p>
          </table:table-cell>
        </table:table-row>
        <table:table-row table:style-name="ro1">
          <table:table-cell table:formula="of:=[.A8] *0.85 + 100" office:value-type="float" office:value="452.9486078125" calcext:value-type="float">
            <text:p>452.9</text:p>
          </table:table-cell>
          <table:table-cell table:formula="of:=SUM([.A$2:.A9])" office:value-type="float" office:value="2099.9578890625" calcext:value-type="float">
            <text:p>2100.0</text:p>
          </table:table-cell>
          <table:table-cell table:formula="of:=[.C8] *0.85 + 100" office:value-type="float" office:value="661.323715195313" calcext:value-type="float">
            <text:p>661.3</text:p>
          </table:table-cell>
          <table:table-cell table:formula="of:=SUM([.C$2:.C9])" office:value-type="float" office:value="5252.49894722656" calcext:value-type="float">
            <text:p>5252.5</text:p>
          </table:table-cell>
          <table:table-cell table:formula="of:=[.E8] *0.85 + 100" office:value-type="float" office:value="821.612259335937" calcext:value-type="float">
            <text:p>821.6</text:p>
          </table:table-cell>
          <table:table-cell table:formula="of:=SUM([.E$2:.E9])" office:value-type="float" office:value="7677.53053042969" calcext:value-type="float">
            <text:p>7677.5</text:p>
          </table:table-cell>
        </table:table-row>
        <table:table-row table:style-name="ro1">
          <table:table-cell table:formula="of:=[.A9] *0.85 + 100" office:value-type="float" office:value="485.006316640625" calcext:value-type="float">
            <text:p>485.0</text:p>
          </table:table-cell>
          <table:table-cell table:formula="of:=SUM([.A$2:.A10])" office:value-type="float" office:value="2584.96420570312" calcext:value-type="float">
            <text:p>2585.0</text:p>
          </table:table-cell>
          <table:table-cell table:formula="of:=[.C9] *0.85 + 100" office:value-type="float" office:value="662.125157916016" calcext:value-type="float">
            <text:p>662.1</text:p>
          </table:table-cell>
          <table:table-cell table:formula="of:=SUM([.C$2:.C10])" office:value-type="float" office:value="5914.62410514258" calcext:value-type="float">
            <text:p>5914.6</text:p>
          </table:table-cell>
          <table:table-cell table:formula="of:=[.E9] *0.85 + 100" office:value-type="float" office:value="798.370420435547" calcext:value-type="float">
            <text:p>798.4</text:p>
          </table:table-cell>
          <table:table-cell table:formula="of:=SUM([.E$2:.E10])" office:value-type="float" office:value="8475.90095086524" calcext:value-type="float">
            <text:p>8475.9</text:p>
          </table:table-cell>
        </table:table-row>
        <table:table-row table:style-name="ro1">
          <table:table-cell table:formula="of:=[.A10] *0.85 + 100" office:value-type="float" office:value="512.255369144531" calcext:value-type="float">
            <text:p>512.3</text:p>
          </table:table-cell>
          <table:table-cell table:formula="of:=SUM([.A$2:.A11])" office:value-type="float" office:value="3097.21957484766" calcext:value-type="float">
            <text:p>3097.2</text:p>
          </table:table-cell>
          <table:table-cell table:formula="of:=[.C10] *0.85 + 100" office:value-type="float" office:value="662.806384228613" calcext:value-type="float">
            <text:p>662.8</text:p>
          </table:table-cell>
          <table:table-cell table:formula="of:=SUM([.C$2:.C11])" office:value-type="float" office:value="6577.43048937119" calcext:value-type="float">
            <text:p>6577.4</text:p>
          </table:table-cell>
          <table:table-cell table:formula="of:=[.E10] *0.85 + 100" office:value-type="float" office:value="778.614857370215" calcext:value-type="float">
            <text:p>778.6</text:p>
          </table:table-cell>
          <table:table-cell table:formula="of:=SUM([.E$2:.E11])" office:value-type="float" office:value="9254.51580823545" calcext:value-type="float">
            <text:p>9254.5</text:p>
          </table:table-cell>
        </table:table-row>
        <table:table-row table:style-name="ro1">
          <table:table-cell table:formula="of:=[.A11] *0.85 + 100" office:value-type="float" office:value="535.417063772852" calcext:value-type="float">
            <text:p>535.4</text:p>
          </table:table-cell>
          <table:table-cell table:formula="of:=SUM([.A$2:.A12])" office:value-type="float" office:value="3632.63663862051" calcext:value-type="float">
            <text:p>3632.6</text:p>
          </table:table-cell>
          <table:table-cell table:formula="of:=[.C11] *0.85 + 100" office:value-type="float" office:value="663.385426594321" calcext:value-type="float">
            <text:p>663.4</text:p>
          </table:table-cell>
          <table:table-cell table:formula="of:=SUM([.C$2:.C12])" office:value-type="float" office:value="7240.81591596551" calcext:value-type="float">
            <text:p>7240.8</text:p>
          </table:table-cell>
          <table:table-cell table:formula="of:=[.E11] *0.85 + 100" office:value-type="float" office:value="761.822628764682" calcext:value-type="float">
            <text:p>761.8</text:p>
          </table:table-cell>
          <table:table-cell table:formula="of:=SUM([.E$2:.E12])" office:value-type="float" office:value="10016.3384370001" calcext:value-type="float">
            <text:p>10016.3</text:p>
          </table:table-cell>
        </table:table-row>
        <table:table-row table:style-name="ro1">
          <table:table-cell table:formula="of:=[.A12] *0.85 + 100" office:value-type="float" office:value="555.104504206924" calcext:value-type="float">
            <text:p>555.1</text:p>
          </table:table-cell>
          <table:table-cell table:formula="of:=SUM([.A$2:.A13])" office:value-type="float" office:value="4187.74114282743" calcext:value-type="float">
            <text:p>4187.7</text:p>
          </table:table-cell>
          <table:table-cell table:formula="of:=[.C12] *0.85 + 100" office:value-type="float" office:value="663.877612605173" calcext:value-type="float">
            <text:p>663.9</text:p>
          </table:table-cell>
          <table:table-cell table:formula="of:=SUM([.C$2:.C13])" office:value-type="float" office:value="7904.69352857069" calcext:value-type="float">
            <text:p>7904.7</text:p>
          </table:table-cell>
          <table:table-cell table:formula="of:=[.E12] *0.85 + 100" office:value-type="float" office:value="747.54923444998" calcext:value-type="float">
            <text:p>747.5</text:p>
          </table:table-cell>
          <table:table-cell table:formula="of:=SUM([.E$2:.E13])" office:value-type="float" office:value="10763.8876714501" calcext:value-type="float">
            <text:p>10763.9</text:p>
          </table:table-cell>
        </table:table-row>
        <table:table-row table:style-name="ro1">
          <table:table-cell table:formula="of:=[.A13] *0.85 + 100" office:value-type="float" office:value="571.838828575885" calcext:value-type="float">
            <text:p>571.8</text:p>
          </table:table-cell>
          <table:table-cell table:formula="of:=SUM([.A$2:.A14])" office:value-type="float" office:value="4759.57997140332" calcext:value-type="float">
            <text:p>4759.6</text:p>
          </table:table-cell>
          <table:table-cell table:formula="of:=[.C13] *0.85 + 100" office:value-type="float" office:value="664.295970714397" calcext:value-type="float">
            <text:p>664.3</text:p>
          </table:table-cell>
          <table:table-cell table:formula="of:=SUM([.C$2:.C14])" office:value-type="float" office:value="8568.98949928508" calcext:value-type="float">
            <text:p>8569.0</text:p>
          </table:table-cell>
          <table:table-cell table:formula="of:=[.E13] *0.85 + 100" office:value-type="float" office:value="735.416849282483" calcext:value-type="float">
            <text:p>735.4</text:p>
          </table:table-cell>
          <table:table-cell table:formula="of:=SUM([.E$2:.E14])" office:value-type="float" office:value="11499.3045207326" calcext:value-type="float">
            <text:p>11499.3</text:p>
          </table:table-cell>
        </table:table-row>
        <table:table-row table:style-name="ro1">
          <table:table-cell table:formula="of:=[.A14] *0.85 + 100" office:value-type="float" office:value="586.063004289503" calcext:value-type="float">
            <text:p>586.1</text:p>
          </table:table-cell>
          <table:table-cell table:formula="of:=SUM([.A$2:.A15])" office:value-type="float" office:value="5345.64297569282" calcext:value-type="float">
            <text:p>5345.6</text:p>
          </table:table-cell>
          <table:table-cell table:formula="of:=[.C14] *0.85 + 100" office:value-type="float" office:value="664.651575107238" calcext:value-type="float">
            <text:p>664.7</text:p>
          </table:table-cell>
          <table:table-cell table:formula="of:=SUM([.C$2:.C15])" office:value-type="float" office:value="9233.64107439232" calcext:value-type="float">
            <text:p>9233.6</text:p>
          </table:table-cell>
          <table:table-cell table:formula="of:=[.E14] *0.85 + 100" office:value-type="float" office:value="725.104321890111" calcext:value-type="float">
            <text:p>725.1</text:p>
          </table:table-cell>
          <table:table-cell table:formula="of:=SUM([.E$2:.E15])" office:value-type="float" office:value="12224.4088426227" calcext:value-type="float">
            <text:p>12224.4</text:p>
          </table:table-cell>
        </table:table-row>
        <table:table-row table:style-name="ro1">
          <table:table-cell table:formula="of:=[.A15] *0.85 + 100" office:value-type="float" office:value="598.153553646077" calcext:value-type="float">
            <text:p>598.2</text:p>
          </table:table-cell>
          <table:table-cell table:formula="of:=SUM([.A$2:.A16])" office:value-type="float" office:value="5943.7965293389" calcext:value-type="float">
            <text:p>5943.8</text:p>
          </table:table-cell>
          <table:table-cell table:formula="of:=[.C15] *0.85 + 100" office:value-type="float" office:value="664.953838841152" calcext:value-type="float">
            <text:p>665.0</text:p>
          </table:table-cell>
          <table:table-cell table:formula="of:=SUM([.C$2:.C16])" office:value-type="float" office:value="9898.59491323347" calcext:value-type="float">
            <text:p>9898.6</text:p>
          </table:table-cell>
          <table:table-cell table:formula="of:=[.E15] *0.85 + 100" office:value-type="float" office:value="716.338673606594" calcext:value-type="float">
            <text:p>716.3</text:p>
          </table:table-cell>
          <table:table-cell table:formula="of:=SUM([.E$2:.E16])" office:value-type="float" office:value="12940.7475162293" calcext:value-type="float">
            <text:p>12940.7</text:p>
          </table:table-cell>
        </table:table-row>
        <table:table-row table:style-name="ro1">
          <table:table-cell table:formula="of:=[.A16] *0.85 + 100" office:value-type="float" office:value="608.430520599166" calcext:value-type="float">
            <text:p>608.4</text:p>
          </table:table-cell>
          <table:table-cell table:formula="of:=SUM([.A$2:.A17])" office:value-type="float" office:value="6552.22704993806" calcext:value-type="float">
            <text:p>6552.2</text:p>
          </table:table-cell>
          <table:table-cell table:formula="of:=[.C16] *0.85 + 100" office:value-type="float" office:value="665.210763014979" calcext:value-type="float">
            <text:p>665.2</text:p>
          </table:table-cell>
          <table:table-cell table:formula="of:=SUM([.C$2:.C17])" office:value-type="float" office:value="10563.8056762485" calcext:value-type="float">
            <text:p>10563.8</text:p>
          </table:table-cell>
          <table:table-cell table:formula="of:=[.E16] *0.85 + 100" office:value-type="float" office:value="708.887872565605" calcext:value-type="float">
            <text:p>708.9</text:p>
          </table:table-cell>
          <table:table-cell table:formula="of:=SUM([.E$2:.E17])" office:value-type="float" office:value="13649.6353887949" calcext:value-type="float">
            <text:p>13649.6</text:p>
          </table:table-cell>
        </table:table-row>
        <table:table-row table:style-name="ro1">
          <table:table-cell table:formula="of:=[.A17] *0.85 + 100" office:value-type="float" office:value="617.165942509291" calcext:value-type="float">
            <text:p>617.2</text:p>
          </table:table-cell>
          <table:table-cell table:formula="of:=SUM([.A$2:.A18])" office:value-type="float" office:value="7169.39299244735" calcext:value-type="float">
            <text:p>7169.4</text:p>
          </table:table-cell>
          <table:table-cell table:formula="of:=[.C17] *0.85 + 100" office:value-type="float" office:value="665.429148562732" calcext:value-type="float">
            <text:p>665.4</text:p>
          </table:table-cell>
          <table:table-cell table:formula="of:=SUM([.C$2:.C18])" office:value-type="float" office:value="11229.2348248112" calcext:value-type="float">
            <text:p>11229.2</text:p>
          </table:table-cell>
          <table:table-cell table:formula="of:=[.E17] *0.85 + 100" office:value-type="float" office:value="702.554691680764" calcext:value-type="float">
            <text:p>702.6</text:p>
          </table:table-cell>
          <table:table-cell table:formula="of:=SUM([.E$2:.E18])" office:value-type="float" office:value="14352.1900804757" calcext:value-type="float">
            <text:p>14352.2</text:p>
          </table:table-cell>
        </table:table-row>
        <table:table-row table:style-name="ro1">
          <table:table-cell table:formula="of:=[.A18] *0.85 + 100" office:value-type="float" office:value="624.591051132897" calcext:value-type="float">
            <text:p>624.6</text:p>
          </table:table-cell>
          <table:table-cell table:formula="of:=SUM([.A$2:.A19])" office:value-type="float" office:value="7793.98404358025" calcext:value-type="float">
            <text:p>7794.0</text:p>
          </table:table-cell>
          <table:table-cell table:formula="of:=[.C18] *0.85 + 100" office:value-type="float" office:value="665.614776278322" calcext:value-type="float">
            <text:p>665.6</text:p>
          </table:table-cell>
          <table:table-cell table:formula="of:=SUM([.C$2:.C19])" office:value-type="float" office:value="11894.8496010895" calcext:value-type="float">
            <text:p>11894.8</text:p>
          </table:table-cell>
          <table:table-cell table:formula="of:=[.E18] *0.85 + 100" office:value-type="float" office:value="697.17148792865" calcext:value-type="float">
            <text:p>697.2</text:p>
          </table:table-cell>
          <table:table-cell table:formula="of:=SUM([.E$2:.E19])" office:value-type="float" office:value="15049.3615684043" calcext:value-type="float">
            <text:p>15049.4</text:p>
          </table:table-cell>
        </table:table-row>
        <table:table-row table:style-name="ro1">
          <table:table-cell table:formula="of:=[.A19] *0.85 + 100" office:value-type="float" office:value="630.902393462962" calcext:value-type="float">
            <text:p>630.9</text:p>
          </table:table-cell>
          <table:table-cell table:formula="of:=SUM([.A$2:.A20])" office:value-type="float" office:value="8424.88643704321" calcext:value-type="float">
            <text:p>8424.9</text:p>
          </table:table-cell>
          <table:table-cell table:formula="of:=[.C19] *0.85 + 100" office:value-type="float" office:value="665.772559836574" calcext:value-type="float">
            <text:p>665.8</text:p>
          </table:table-cell>
          <table:table-cell table:formula="of:=SUM([.C$2:.C20])" office:value-type="float" office:value="12560.6221609261" calcext:value-type="float">
            <text:p>12560.6</text:p>
          </table:table-cell>
          <table:table-cell table:formula="of:=[.E19] *0.85 + 100" office:value-type="float" office:value="692.595764739352" calcext:value-type="float">
            <text:p>692.6</text:p>
          </table:table-cell>
          <table:table-cell table:formula="of:=SUM([.E$2:.E20])" office:value-type="float" office:value="15741.9573331437" calcext:value-type="float">
            <text:p>15742.0</text:p>
          </table:table-cell>
        </table:table-row>
        <table:table-row table:style-name="ro1">
          <table:table-cell table:formula="of:=[.A20] *0.85 + 100" office:value-type="float" office:value="636.267034443518" calcext:value-type="float">
            <text:p>636.3</text:p>
          </table:table-cell>
          <table:table-cell table:formula="of:=SUM([.A$2:.A21])" office:value-type="float" office:value="9061.15347148673" calcext:value-type="float">
            <text:p>9061.2</text:p>
          </table:table-cell>
          <table:table-cell table:formula="of:=[.C20] *0.85 + 100" office:value-type="float" office:value="665.906675861088" calcext:value-type="float">
            <text:p>665.9</text:p>
          </table:table-cell>
          <table:table-cell table:formula="of:=SUM([.C$2:.C21])" office:value-type="float" office:value="13226.5288367872" calcext:value-type="float">
            <text:p>13226.5</text:p>
          </table:table-cell>
          <table:table-cell table:formula="of:=[.E20] *0.85 + 100" office:value-type="float" office:value="688.706400028449" calcext:value-type="float">
            <text:p>688.7</text:p>
          </table:table-cell>
          <table:table-cell table:formula="of:=SUM([.E$2:.E21])" office:value-type="float" office:value="16430.6637331721" calcext:value-type="float">
            <text:p>16430.7</text:p>
          </table:table-cell>
        </table:table-row>
        <table:table-row table:style-name="ro1">
          <table:table-cell table:formula="of:=[.A21] *0.85 + 100" office:value-type="float" office:value="640.82697927699" calcext:value-type="float">
            <text:p>640.8</text:p>
          </table:table-cell>
          <table:table-cell table:formula="of:=SUM([.A$2:.A22])" office:value-type="float" office:value="9701.98045076372" calcext:value-type="float">
            <text:p>9702.0</text:p>
          </table:table-cell>
          <table:table-cell table:formula="of:=[.C21] *0.85 + 100" office:value-type="float" office:value="666.020674481925" calcext:value-type="float">
            <text:p>666.0</text:p>
          </table:table-cell>
          <table:table-cell table:formula="of:=SUM([.C$2:.C22])" office:value-type="float" office:value="13892.5495112691" calcext:value-type="float">
            <text:p>13892.5</text:p>
          </table:table-cell>
          <table:table-cell table:formula="of:=[.E21] *0.85 + 100" office:value-type="float" office:value="685.400440024182" calcext:value-type="float">
            <text:p>685.4</text:p>
          </table:table-cell>
          <table:table-cell table:formula="of:=SUM([.E$2:.E22])" office:value-type="float" office:value="17116.0641731963" calcext:value-type="float">
            <text:p>17116.1</text:p>
          </table:table-cell>
        </table:table-row>
        <table:table-row table:style-name="ro1">
          <table:table-cell table:formula="of:=[.A22] *0.85 + 100" office:value-type="float" office:value="644.702932385442" calcext:value-type="float">
            <text:p>644.7</text:p>
          </table:table-cell>
          <table:table-cell table:formula="of:=SUM([.A$2:.A23])" office:value-type="float" office:value="10346.6833831492" calcext:value-type="float">
            <text:p>10346.7</text:p>
          </table:table-cell>
          <table:table-cell table:formula="of:=[.C22] *0.85 + 100" office:value-type="float" office:value="666.117573309636" calcext:value-type="float">
            <text:p>666.1</text:p>
          </table:table-cell>
          <table:table-cell table:formula="of:=SUM([.C$2:.C23])" office:value-type="float" office:value="14558.6670845787" calcext:value-type="float">
            <text:p>14558.7</text:p>
          </table:table-cell>
          <table:table-cell table:formula="of:=[.E22] *0.85 + 100" office:value-type="float" office:value="682.590374020555" calcext:value-type="float">
            <text:p>682.6</text:p>
          </table:table-cell>
          <table:table-cell table:formula="of:=SUM([.E$2:.E23])" office:value-type="float" office:value="17798.6545472169" calcext:value-type="float">
            <text:p>17798.7</text:p>
          </table:table-cell>
        </table:table-row>
        <table:table-row table:style-name="ro1">
          <table:table-cell table:formula="of:=[.A23] *0.85 + 100" office:value-type="float" office:value="647.997492527626" calcext:value-type="float">
            <text:p>648.0</text:p>
          </table:table-cell>
          <table:table-cell table:formula="of:=SUM([.A$2:.A24])" office:value-type="float" office:value="10994.6808756768" calcext:value-type="float">
            <text:p>10994.7</text:p>
          </table:table-cell>
          <table:table-cell table:formula="of:=[.C23] *0.85 + 100" office:value-type="float" office:value="666.199937313191" calcext:value-type="float">
            <text:p>666.2</text:p>
          </table:table-cell>
          <table:table-cell table:formula="of:=SUM([.C$2:.C24])" office:value-type="float" office:value="15224.8670218919" calcext:value-type="float">
            <text:p>15224.9</text:p>
          </table:table-cell>
          <table:table-cell table:formula="of:=[.E23] *0.85 + 100" office:value-type="float" office:value="680.201817917471" calcext:value-type="float">
            <text:p>680.2</text:p>
          </table:table-cell>
          <table:table-cell table:formula="of:=SUM([.E$2:.E24])" office:value-type="float" office:value="18478.8563651343" calcext:value-type="float">
            <text:p>18478.9</text:p>
          </table:table-cell>
        </table:table-row>
        <table:table-row table:style-name="ro1">
          <table:table-cell table:formula="of:=[.A24] *0.85 + 100" office:value-type="float" office:value="650.797868648482" calcext:value-type="float">
            <text:p>650.8</text:p>
          </table:table-cell>
          <table:table-cell table:formula="of:=SUM([.A$2:.A25])" office:value-type="float" office:value="11645.4787443253" calcext:value-type="float">
            <text:p>11645.5</text:p>
          </table:table-cell>
          <table:table-cell table:formula="of:=[.C24] *0.85 + 100" office:value-type="float" office:value="666.269946716212" calcext:value-type="float">
            <text:p>666.3</text:p>
          </table:table-cell>
          <table:table-cell table:formula="of:=SUM([.C$2:.C25])" office:value-type="float" office:value="15891.1369686081" calcext:value-type="float">
            <text:p>15891.1</text:p>
          </table:table-cell>
          <table:table-cell table:formula="of:=[.E24] *0.85 + 100" office:value-type="float" office:value="678.171545229851" calcext:value-type="float">
            <text:p>678.2</text:p>
          </table:table-cell>
          <table:table-cell table:formula="of:=SUM([.E$2:.E25])" office:value-type="float" office:value="19157.0279103642" calcext:value-type="float">
            <text:p>19157.0</text:p>
          </table:table-cell>
        </table:table-row>
        <table:table-row table:style-name="ro1">
          <table:table-cell table:formula="of:=[.A25] *0.85 + 100" office:value-type="float" office:value="653.178188351209" calcext:value-type="float">
            <text:p>653.2</text:p>
          </table:table-cell>
          <table:table-cell table:formula="of:=SUM([.A$2:.A26])" office:value-type="float" office:value="12298.6569326765" calcext:value-type="float">
            <text:p>12298.7</text:p>
          </table:table-cell>
          <table:table-cell table:formula="of:=[.C25] *0.85 + 100" office:value-type="float" office:value="666.32945470878" calcext:value-type="float">
            <text:p>666.3</text:p>
          </table:table-cell>
          <table:table-cell table:formula="of:=SUM([.C$2:.C26])" office:value-type="float" office:value="16557.4664233169" calcext:value-type="float">
            <text:p>16557.5</text:p>
          </table:table-cell>
          <table:table-cell table:formula="of:=[.E25] *0.85 + 100" office:value-type="float" office:value="676.445813445373" calcext:value-type="float">
            <text:p>676.4</text:p>
          </table:table-cell>
          <table:table-cell table:formula="of:=SUM([.E$2:.E26])" office:value-type="float" office:value="19833.4737238096" calcext:value-type="float">
            <text:p>19833.5</text:p>
          </table:table-cell>
        </table:table-row>
        <table:table-row table:style-name="ro1">
          <table:table-cell table:formula="of:=[.A26] *0.85 + 100" office:value-type="float" office:value="655.201460098528" calcext:value-type="float">
            <text:p>655.2</text:p>
          </table:table-cell>
          <table:table-cell table:formula="of:=SUM([.A$2:.A27])" office:value-type="float" office:value="12953.858392775" calcext:value-type="float">
            <text:p>12953.9</text:p>
          </table:table-cell>
          <table:table-cell table:formula="of:=[.C26] *0.85 + 100" office:value-type="float" office:value="666.380036502463" calcext:value-type="float">
            <text:p>666.4</text:p>
          </table:table-cell>
          <table:table-cell table:formula="of:=SUM([.C$2:.C27])" office:value-type="float" office:value="17223.8464598194" calcext:value-type="float">
            <text:p>17223.8</text:p>
          </table:table-cell>
          <table:table-cell table:formula="of:=[.E26] *0.85 + 100" office:value-type="float" office:value="674.978941428567" calcext:value-type="float">
            <text:p>675.0</text:p>
          </table:table-cell>
          <table:table-cell table:formula="of:=SUM([.E$2:.E27])" office:value-type="float" office:value="20508.4526652381" calcext:value-type="float">
            <text:p>20508.5</text:p>
          </table:table-cell>
        </table:table-row>
        <table:table-row table:style-name="ro1">
          <table:table-cell table:formula="of:=[.A27] *0.85 + 100" office:value-type="float" office:value="656.921241083749" calcext:value-type="float">
            <text:p>656.9</text:p>
          </table:table-cell>
          <table:table-cell table:formula="of:=SUM([.A$2:.A28])" office:value-type="float" office:value="13610.7796338588" calcext:value-type="float">
            <text:p>13610.8</text:p>
          </table:table-cell>
          <table:table-cell table:formula="of:=[.C27] *0.85 + 100" office:value-type="float" office:value="666.423031027094" calcext:value-type="float">
            <text:p>666.4</text:p>
          </table:table-cell>
          <table:table-cell table:formula="of:=SUM([.C$2:.C28])" office:value-type="float" office:value="17890.2694908465" calcext:value-type="float">
            <text:p>17890.3</text:p>
          </table:table-cell>
          <table:table-cell table:formula="of:=[.E27] *0.85 + 100" office:value-type="float" office:value="673.732100214282" calcext:value-type="float">
            <text:p>673.7</text:p>
          </table:table-cell>
          <table:table-cell table:formula="of:=SUM([.E$2:.E28])" office:value-type="float" office:value="21182.1847654524" calcext:value-type="float">
            <text:p>21182.2</text:p>
          </table:table-cell>
        </table:table-row>
        <table:table-row table:style-name="ro1">
          <table:table-cell table:formula="of:=[.A28] *0.85 + 100" office:value-type="float" office:value="658.383054921187" calcext:value-type="float">
            <text:p>658.4</text:p>
          </table:table-cell>
          <table:table-cell table:formula="of:=SUM([.A$2:.A29])" office:value-type="float" office:value="14269.1626887799" calcext:value-type="float">
            <text:p>14269.2</text:p>
          </table:table-cell>
          <table:table-cell table:formula="of:=[.C28] *0.85 + 100" office:value-type="float" office:value="666.45957637303" calcext:value-type="float">
            <text:p>666.5</text:p>
          </table:table-cell>
          <table:table-cell table:formula="of:=SUM([.C$2:.C29])" office:value-type="float" office:value="18556.7290672195" calcext:value-type="float">
            <text:p>18556.7</text:p>
          </table:table-cell>
          <table:table-cell table:formula="of:=[.E28] *0.85 + 100" office:value-type="float" office:value="672.67228518214" calcext:value-type="float">
            <text:p>672.7</text:p>
          </table:table-cell>
          <table:table-cell table:formula="of:=SUM([.E$2:.E29])" office:value-type="float" office:value="21854.8570506345" calcext:value-type="float">
            <text:p>21854.9</text:p>
          </table:table-cell>
        </table:table-row>
        <table:table-row table:style-name="ro1">
          <table:table-cell table:formula="of:=[.A29] *0.85 + 100" office:value-type="float" office:value="659.625596683009" calcext:value-type="float">
            <text:p>659.6</text:p>
          </table:table-cell>
          <table:table-cell table:formula="of:=SUM([.A$2:.A30])" office:value-type="float" office:value="14928.788285463" calcext:value-type="float">
            <text:p>14928.8</text:p>
          </table:table-cell>
          <table:table-cell table:formula="of:=[.C29] *0.85 + 100" office:value-type="float" office:value="666.490639917075" calcext:value-type="float">
            <text:p>666.5</text:p>
          </table:table-cell>
          <table:table-cell table:formula="of:=SUM([.C$2:.C30])" office:value-type="float" office:value="19223.2197071366" calcext:value-type="float">
            <text:p>19223.2</text:p>
          </table:table-cell>
          <table:table-cell table:formula="of:=[.E29] *0.85 + 100" office:value-type="float" office:value="671.771442404819" calcext:value-type="float">
            <text:p>671.8</text:p>
          </table:table-cell>
          <table:table-cell table:formula="of:=SUM([.E$2:.E30])" office:value-type="float" office:value="22526.6284930394" calcext:value-type="float">
            <text:p>22526.6</text:p>
          </table:table-cell>
        </table:table-row>
        <table:table-row table:style-name="ro1">
          <table:table-cell table:formula="of:=[.A30] *0.85 + 100" office:value-type="float" office:value="660.681757180557" calcext:value-type="float">
            <text:p>660.7</text:p>
          </table:table-cell>
          <table:table-cell table:formula="of:=SUM([.A$2:.A31])" office:value-type="float" office:value="15589.4700426435" calcext:value-type="float">
            <text:p>15589.5</text:p>
          </table:table-cell>
          <table:table-cell table:formula="of:=[.C30] *0.85 + 100" office:value-type="float" office:value="666.517043929514" calcext:value-type="float">
            <text:p>666.5</text:p>
          </table:table-cell>
          <table:table-cell table:formula="of:=SUM([.C$2:.C31])" office:value-type="float" office:value="19889.7367510661" calcext:value-type="float">
            <text:p>19889.7</text:p>
          </table:table-cell>
          <table:table-cell table:formula="of:=[.E30] *0.85 + 100" office:value-type="float" office:value="671.005726044096" calcext:value-type="float">
            <text:p>671.0</text:p>
          </table:table-cell>
          <table:table-cell table:formula="of:=SUM([.E$2:.E31])" office:value-type="float" office:value="23197.6342190835" calcext:value-type="float">
            <text:p>23197.6</text:p>
          </table:table-cell>
        </table:table-row>
        <table:table-row table:style-name="ro1">
          <table:table-cell table:formula="of:=[.A31] *0.85 + 100" office:value-type="float" office:value="661.579493603474" calcext:value-type="float">
            <text:p>661.6</text:p>
          </table:table-cell>
          <table:table-cell table:formula="of:=SUM([.A$2:.A32])" office:value-type="float" office:value="16251.049536247" calcext:value-type="float">
            <text:p>16251.0</text:p>
          </table:table-cell>
          <table:table-cell table:formula="of:=[.C31] *0.85 + 100" office:value-type="float" office:value="666.539487340087" calcext:value-type="float">
            <text:p>666.5</text:p>
          </table:table-cell>
          <table:table-cell table:formula="of:=SUM([.C$2:.C32])" office:value-type="float" office:value="20556.2762384062" calcext:value-type="float">
            <text:p>20556.3</text:p>
          </table:table-cell>
          <table:table-cell table:formula="of:=[.E31] *0.85 + 100" office:value-type="float" office:value="670.354867137482" calcext:value-type="float">
            <text:p>670.4</text:p>
          </table:table-cell>
          <table:table-cell table:formula="of:=SUM([.E$2:.E32])" office:value-type="float" office:value="23867.9890862209" calcext:value-type="float">
            <text:p>23868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2T11:58:48.740333607</meta:creation-date>
    <dc:date>2016-09-22T12:04:43.973065224</dc:date>
    <meta:editing-duration>PT5M55S</meta:editing-duration>
    <meta:editing-cycles>1</meta:editing-cycles>
    <meta:document-statistic meta:table-count="1" meta:cell-count="187" meta:object-count="0"/>
    <meta:generator>LibreOffice/5.1.4.2$Linux_X86_64 LibreOffice_project/10m0$Build-2</meta:generator>
  </office:meta>
</office:document-meta>
</file>